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3cm" style:rel-column-width="6281*"/>
    </style:style>
    <style:style style:name="Traducciones_5f_Complicadas.B" style:display-name="Traducciones_Complicadas.B" style:family="table-column">
      <style:table-column-properties style:column-width="5.771cm" style:rel-column-width="22243*"/>
    </style:style>
    <style:style style:name="Traducciones_5f_Complicadas.C" style:display-name="Traducciones_Complicadas.C" style:family="table-column">
      <style:table-column-properties style:column-width="9.603cm" style:rel-column-width="37011*"/>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start" style:justify-single-word="false" fo:background-color="transparent" style:shadow="none">
        <style:background-image/>
      </style:paragraph-properties>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Text_20_body">
      <style:paragraph-properties fo:margin-left="0cm" fo:margin-right="0cm" fo:text-indent="0cm" style:auto-text-indent="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Header">
      <style:paragraph-properties fo:text-align="center" style:justify-single-word="false"/>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Retirada de baterías</text:title></text:p>
      <text:p text:style-name="P6"><text:subject>Traducción de Textos</text:subject></text:p>
      <text:p text:style-name="P7">Curso 2007/2008</text:p>
      <text:p text:style-name="P5"/>
      <text:p text:style-name="P5"/>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10">Cambio</text:p>
          </table:table-cell>
        </table:table-row>
        <table:table-row>
          <table:table-cell table:style-name="Versiones.A2" office:value-type="string">
            <text:p text:style-name="P8"><text:user-defined text:name="Versión">0.1</text:user-defined></text:p>
          </table:table-cell>
          <table:table-cell table:style-name="Versiones.B2" office:value-type="string">
            <text:p text:style-name="P10">Corrigiendo el primer párrafo.</text:p>
          </table:table-cell>
        </table:table-row>
        <table:table-row>
          <table:table-cell table:style-name="Versiones.A3" office:value-type="string">
            <text:p text:style-name="P9">-</text:p>
          </table:table-cell>
          <table:table-cell table:style-name="Versiones.B2" office:value-type="string">
            <text:p text:style-name="P10"/>
          </table:table-cell>
        </table:table-row>
        <table:table-row>
          <table:table-cell table:style-name="Versiones.A2" office:value-type="string">
            <text:p text:style-name="P9">-</text:p>
          </table:table-cell>
          <table:table-cell table:style-name="Versiones.B2" office:value-type="string">
            <text:p text:style-name="P10"/>
          </table:table-cell>
        </table:table-row>
      </table:table>
      <text:p text:style-name="P5"/>
      <text:p text:style-name="P11">Autor:</text:p>
      <text:p text:style-name="P11"><text:user-defined text:name="Autor">Rubén Paje del Pino</text:user-defined></text:p>
      <text:p text:style-name="P11"><text:soft-page-break/></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Índice de contenido</text:p>
          </text:index-title>
          <text:p text:style-name="P18">1. Traducción del texto<text:tab/>3</text:p>
          <text:p text:style-name="P17">1.1 Primer párrafo (corregido el día 9-X-07)<text:tab/>3</text:p>
          <text:p text:style-name="P17">1.2 Segundo párrafo (corregido el día 9-X-07)<text:tab/>3</text:p>
          <text:p text:style-name="P17">1.3 Tercer párrafo (corregido el día 9-X-07)<text:tab/>3</text:p>
          <text:p text:style-name="P17">1.4 Cuarto párrafo (corregido el día 15-X-07)<text:tab/>3</text:p>
          <text:p text:style-name="P17">1.5 Quinto párrafo (corregido el día 15-X-07)<text:tab/>4</text:p>
          <text:p text:style-name="P17">1.6 Sexto párrafo (corregido el día 15-X-07)<text:tab/>4</text:p>
          <text:p text:style-name="P17">1.7 Séptimo párrafo (corregido el día 15-X-07)<text:tab/>4</text:p>
          <text:p text:style-name="P17">1.8 Octavo párrafo (sin corregir)<text:tab/>4</text:p>
          <text:p text:style-name="P17">1.9 Noveno párrafo (sin corregir)<text:tab/>5</text:p>
          <text:p text:style-name="P18">2. Explicación a algunas de las traducciones más complicadas<text:tab/>5</text:p>
        </text:index-body>
      </text:table-of-content>
      <text:p text:style-name="P12"/>
      <text:section text:style-name="Sect4" text:name="Área2">
        <text:h text:style-name="P13" text:outline-level="1">1. Traducción del texto</text:h>
        <text:h text:style-name="Heading_20_2" text:outline-level="2">1.1 Primer párrafo (corregido el día 16-X-07)</text:h>
        <text:p text:style-name="P5">El recién lanzado Mozilla Firefox 2 puede ser mejor que el nuevo Internet Explorer 7 de Microsoft, pero probablemente querrá utilizar ambos.</text:p>
        <text:p text:style-name="P5">Por Wilson Rothman</text:p>
        <text:p text:style-name="P5"/>
        <text:h text:style-name="P14" text:outline-level="2">1.2 Segundo párrafo (corregido el día 9-X-07)</text:h>
        <text:p text:style-name="P5">Puede que haya oído hablar que los creadores de los dos principales navegadores han lanzado sus últimas versiones totalmente gratuitas, el Internet Explorer 7 de Microsoft y el Firefox 2 de Mozilla, sin llegar a una semana de diferencia. En lo que a características se refiere, la mayoría de los informes de los periódicos han proclamado ya un ganador: Firefox. Si bien el IE7 puede que haya mejorado con respecto a sus versiones anteriores, pero el nuevo Firefox le deja por los suelos. Si bien esto es cierto, explicaremos lo que necesita saber sobre cada uno de ellos y porqué debería tener ambos en el windows instalado en su PC. (Firefox 2 está disponible para los usuarios de Mac, sin embargo Internet Explorer no lo está).</text:p>
        <text:p text:style-name="P5"/>
        <text:h text:style-name="P14" text:outline-level="2">1.3 Tercer párrafo (corregido el día 9-X-07)</text:h>
        <text:p text:style-name="P5">Nuevo aspecto</text:p>
        <text:p text:style-name="P5">Los desarrolladores del Internet Explorer de Microsoft supieron que habían de compartir con Firefox cuyas versiones previas habían tenido éxito, entonces ellos unos elementos clave al diseño que adoptaron para el IE7. Para empezar, la barra de direcciones del navegador ocupa muy poco espacio, dejando más para las páginas web. Los botones más conocidos – actualizar, página de inicio, favoritos e impresión avanzada – están agrupados al iniciar, IE7 no muestra la barra de menú, manteniendo oculta en las opciones avanzadas ya que las personas no tienden a utilizarlo en su uso diario.</text:p>
        <text:h text:style-name="P14" text:outline-level="2">1.4 Cuarto párrafo (corregido el día 15-X-07)</text:h>
        <text:p text:style-name="P5">Pestañas</text:p>
        <text:p text:style-name="P5">IE7 ahora incorpora pestañas para navegar, que han sido esenciales en las versiones anteriores de Firefox. La navegación con pestañas permite abrir múltiples sitios en una única ventana, reduciendo así el desorden de páginas en la pantalla. Esto es una buena intención, pero no creo que sea todo; mi mayor queja concerniente a IE7 y a Firefox cuando hay múltiples sitios se abrían en una única ventana esta tomase el título de la web que se muestra por encima. El resto de las páginas abiertas están básicamente escondidas detrás. Se podrá ver todas las pestañas si se hace click en la ventana, pero se tiene muchas otras ventanas abiertas, puede tomarte un tiempo hasta encontrar la que se quería. Al menos en Firefox 2, si no ve una ventana y accidentalmente la cierra, se puede ir al menú de “pestañas recientemente cerradas” lo que nos permite ponerla otra vez rápidamente.</text:p>
        <text:p text:style-name="P5"/>
        <text:h text:style-name="P14" text:outline-level="2"><text:soft-page-break/>1.5 Quinto párrafo (corregido el día 15-X-07)</text:h>
        <text:p text:style-name="P5">Seguridad</text:p>
        <text:p text:style-name="P5">Mucho más importante que las pestañas son los filtros anti-fraude, que suelen ser de gran ayuda a los internautas menos experimentados. El fraude es utilizar artimañas para capturar la información personal de las personas para hacerlos creer que ellos son una página web – un banco o uno de los favoritos sitios de compras – cuando en realidad estén en otra. Microsoft y Mozilla han creado una base de datos de actualización contínua de sitios fraudulentos conocidos o sospechosos. Ambos navegadores utilizan sus bases de datos para bloquear a los usuarios de que corran peligro. Esta característica es invisible si se navega en sitios seguros, pero el explorador avisará al usuario cuando esté en una página fraudulenta.</text:p>
        <text:p text:style-name="P5"/>
        <text:h text:style-name="P14" text:outline-level="2">1.6 Sexto párrafo (corregido el día 15-X-07)</text:h>
        <text:p text:style-name="P5">Búsqueda</text:p>
        <text:p text:style-name="P5">En la barra de navegación de IE7 tiene un recuadro de búsqueda, y como en las anteriores versiones de Firefox, se puede elegir entre un gran número de motores de búsqueda o en páginas específicas. Ambos navegadores han hecho esto para reducir su dependencia de las barras de herramientas de Google y Yahoo!, que puede estar bien pero ocupan mucho espacio. Firefox 2 actualmente ha copiado una utilidad muy interesante de la barra de herramientas de Google. Cuando tú empiezas a escribir términos para tu búsqueda, Firefox se anticipa a tu intención. Por ejemplo, si tú escribes “c-a-f”, Firefox añade la “é” y otras sugerencias como “cafetera” y “cafetería” y otros términos para afinar la búsqueda. Esta utilidad supone un gran avance frente a IE7, pero Microsoft tiene un truco para buscar que Firefox no tiene: si se quisiera añadir un motor de búsqueda en la barra de herramientas, Firefox redirige a una página que sólo algunos con unos poco años de estudios en informática pueden entender. Por el contrario, Microsoft, te da unas claras instrucciones en pocos pasos. En pocos segundos se puede añadir Froogle siguiendo estas explicaciones, el sitio web de comparativas de productos de Google, a la lista de motores de búsqueda de IE7.</text:p>
        <text:p text:style-name="P5"/>
        <text:h text:style-name="P14" text:outline-level="2">1.7 Séptimo párrafo (corregido el día 15-X-07)</text:h>
        <text:p text:style-name="P5">Marcadores dinámicos de noticias</text:p>
        <text:p text:style-name="P5">En los últimos años, la forma mejor y más rápida ha sido a través de los lectores RSS, pequeños programas o sitios que sacan los últimos titulares de una lista específica de fuentes de noticias (como por ejemplo el artefacto de la semana de Time.com). Cuando se visita un sitio de noticias, los dos nuevos navegadores te rápidamente añadir listas de titulares constantemente actualizadas desde su propio menú o marcador con uno o dos clicks. Firefox permite una opción adicional: permite añadir tus propias web RSS personalizadas de Bloglines, Google Reader o mi Yahoo!</text:p>
        <text:p text:style-name="P5"/>
        <text:h text:style-name="P14" text:outline-level="2">1.8 Octavo párrafo (sin corregir)</text:h>
        <text:p text:style-name="P5">Trucos de Firefox</text:p>
        <text:p text:style-name="P5">Quizás la mejor característica tiene el título aburrido de “restauración de sesión”. Si se tiene <text:soft-page-break/>muchos sitios web abiertos, pero inesperadamente tienes que apagar el ordenador (quizás porque se bloque el ordenador, o instalando software que necesita reiniciar), Firefox recuerda las páginas que tenía abiertas e irá de vuelta a ellos. Firefox también incorpora un nuevo corrector ortográfico inteligente. Si se fuera a escribir un correo electrónico, una entrada en un blog o un comentario en un formulario electrónico, subrayará con una línea roja las palabras dudosamente bien escritas. Haciendo un click con el botón derecho sobre la palabra se puede ver las posibles correcciones. Irónicamente, justo como hace Word de Microsoft. Esto funcionó en Hotmail, pero no en la web de correo de AIM. Mozilla dice que esto será una mejora que los administradores de web podrán habilitar o deshabilitar esta característica.</text:p>
        <text:p text:style-name="P5"/>
        <text:h text:style-name="P14" text:outline-level="2">1.9 Noveno párrafo (sin corregir)</text:h>
        <text:p text:style-name="P5">Necesario utilizar Explorer</text:p>
        <text:p text:style-name="P5">Esto es aún una ventaja que tiene IE7, principalmente, por ser el navegador más popular, los programadores algunas veces hacen sitios que se ven mejor en IE7 o incluso que sólo se ven en él. El mejor ejemplo es Kodak EasyShare Gallery (kodakgallery.com). Se puede hacer todo lo que se quiera hacer en un sitio con el navegador que se quiera utilizar, pero si se tiene 120 fotografías desde una cámara de 5 megapíxeles, la forma más fácil de subir las fotos con el denominado sin pudor “fácil subida con Internet Explorer”. No dudo que en ese caso de colisión – hay otros ejemplos de este tipo de prejuicios en toda la Red – pero esta es una razón válida de mantener a mano IE7, incluso si se planease utilizar Firefox 2 la mayoría del tiempo</text:p>
        <text:p text:style-name="P5"/>
        <text:p text:style-name="P5">Se puede descargar Firefox 2 para Windows, Mac OS y Linux desde getfirefox.com. Se puede descargar IE7 para Windows (únicamente) de <text:a xlink:type="simple" xlink:href="http://www.microsoft.com/ie">www.microsoft.com/ie</text:a></text:p>
        <text:p text:style-name="P15"><text:s/></text:p>
        <text:p text:style-name="P5"/>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2</text:p>
            </table:table-cell>
            <table:table-cell table:style-name="Traducciones_5f_Complicadas.A2" office:value-type="string">
              <text:p text:style-name="Table_20_Contents">By now you may have heard</text:p>
            </table:table-cell>
            <table:table-cell table:style-name="Traducciones_5f_Complicadas.C2" office:value-type="string">
              <text:p text:style-name="Table_20_Contents">Puede que haya oído</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 winner: the long-waited ... new Firefox leaves it in the dust.</text:p>
            </table:table-cell>
            <table:table-cell table:style-name="Traducciones_5f_Complicadas.C2" office:value-type="string">
              <text:p text:style-name="Table_20_Contents">Firefox. Si bien el IE7 puede que haya mejorado ...</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What that's mainly true, here's what you</text:p>
            </table:table-cell>
            <table:table-cell table:style-name="Traducciones_5f_Complicadas.C2" office:value-type="string">
              <text:p text:style-name="Table_20_Contents">Si bien esto es cierto, explicaremos lo que</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they were up against ...</text:p>
            </table:table-cell>
            <table:table-cell table:style-name="Traducciones_5f_Complicadas.C2" office:value-type="string">
              <text:p text:style-name="Table_20_Contents">ellos tenían que competir con ...</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The familiar buttons</text:p>
            </table:table-cell>
            <table:table-cell table:style-name="Traducciones_5f_Complicadas.C2" office:value-type="string">
              <text:p text:style-name="Table_20_Contents">Los botones más conocidos</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are all nestled in</text:p>
            </table:table-cell>
            <table:table-cell table:style-name="Traducciones_5f_Complicadas.C2" office:value-type="string">
              <text:p text:style-name="Table_20_Contents">están agrupados</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but when you start it up</text:p>
            </table:table-cell>
            <table:table-cell table:style-name="Traducciones_5f_Complicadas.C2" office:value-type="string">
              <text:p text:style-name="Table_20_Contents">al iniciar</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 doesn't display ...</text:p>
            </table:table-cell>
            <table:table-cell table:style-name="Traducciones_5f_Complicadas.C2" office:value-type="string">
              <text:p text:style-name="Table_20_Contents">no muestra</text:p>
            </table:table-cell>
          </table:table-row>
          <text:soft-page-break/>
          <table:table-row>
            <table:table-cell table:style-name="Traducciones_5f_Complicadas.A2" office:value-type="string">
              <text:p text:style-name="Table_20_Contents">4</text:p>
            </table:table-cell>
            <table:table-cell table:style-name="Traducciones_5f_Complicadas.A2" office:value-type="string">
              <text:p text:style-name="Table_20_Contents">It's well intended,</text:p>
            </table:table-cell>
            <table:table-cell table:style-name="Traducciones_5f_Complicadas.C2" office:value-type="string">
              <text:p text:style-name="Table_20_Contents">Esta es una buena intención (transposición).</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but I don't really think it's all that</text:p>
            </table:table-cell>
            <table:table-cell table:style-name="Traducciones_5f_Complicadas.C2" office:value-type="string">
              <text:p text:style-name="Table_20_Contents">pero no es para tanto (frase hecha, modulación de tipo equivalencia)</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to both IE7 and Firefox</text:p>
            </table:table-cell>
            <table:table-cell table:style-name="Traducciones_5f_Complicadas.C2" office:value-type="string">
              <text:p text:style-name="Table_20_Contents">concerniente a IE7 y a Firefox</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and pull it back quick</text:p>
            </table:table-cell>
            <table:table-cell table:style-name="Traducciones_5f_Complicadas.C2" office:value-type="string">
              <text:p text:style-name="Table_20_Contents">lo que nos permite ponerla otra vez rapidamente</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Phising filters are more crucial,</text:p>
            </table:table-cell>
            <table:table-cell table:style-name="Traducciones_5f_Complicadas.C2" office:value-type="string">
              <text:p text:style-name="Table_20_Contents">Mucho más importante que las pestañas son los filtros anti-fraude (uniendo este párrafo con el anterior)</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and tend to be a great help</text:p>
            </table:table-cell>
            <table:table-cell table:style-name="Traducciones_5f_Complicadas.C2" office:value-type="string">
              <text:p text:style-name="Table_20_Contents">que suelen ser de gran ayuda</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the malicious art</text:p>
            </table:table-cell>
            <table:table-cell table:style-name="Traducciones_5f_Complicadas.C2" office:value-type="string">
              <text:p text:style-name="Table_20_Contents">malas artes | utilizar artimañas</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when they're really at another</text:p>
            </table:table-cell>
            <table:table-cell table:style-name="Traducciones_5f_Complicadas.C2" office:value-type="string">
              <text:p text:style-name="Table_20_Contents">cuando en realidad estén en otra</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from surfing into danger</text:p>
            </table:table-cell>
            <table:table-cell table:style-name="Traducciones_5f_Complicadas.C2" office:value-type="string">
              <text:p text:style-name="Table_20_Contents">corran peligros</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when you land on a phising website, the browser will alert you</text:p>
            </table:table-cell>
            <table:table-cell table:style-name="Traducciones_5f_Complicadas.C2" office:value-type="string">
              <text:p text:style-name="Table_20_Contents">pero el navegador avisará al usuario cuando esté en una página fraudulenta</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IE7 has a search box in its navigation bar</text:p>
            </table:table-cell>
            <table:table-cell table:style-name="Traducciones_5f_Complicadas.C2" office:value-type="string">
              <text:p text:style-name="Table_20_Contents">En la barra de navegación de IE7 tiene un recuadro de búsqueda</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retailers</text:p>
            </table:table-cell>
            <table:table-cell table:style-name="Traducciones_5f_Complicadas.C2" office:value-type="string">
              <text:p text:style-name="Table_20_Contents">páginas específicas</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borrowed a cool effect</text:p>
            </table:table-cell>
            <table:table-cell table:style-name="Traducciones_5f_Complicadas.C2" office:value-type="string">
              <text:p text:style-name="Table_20_Contents">ha copiado una utilidad muy interesante</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c-o-f-f”</text:p>
            </table:table-cell>
            <table:table-cell table:style-name="Traducciones_5f_Complicadas.C2" office:value-type="string">
              <text:p text:style-name="Table_20_Contents">“c-a-f” (el ejemplo se ha clarificado con dos ejemplos en español con café, cafetera y cafetería)</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It's a great one-up on IE7</text:p>
            </table:table-cell>
            <table:table-cell table:style-name="Traducciones_5f_Complicadas.C2" office:value-type="string">
              <text:p text:style-name="Table_20_Contents">Esta utilidad supone un gran avance frente a IE7 (uniendo con la frase anterior)</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Microsoft, on the other hand</text:p>
            </table:table-cell>
            <table:table-cell table:style-name="Traducciones_5f_Complicadas.C2" office:value-type="string">
              <text:p text:style-name="Table_20_Contents">Por el contrario, Microsoft</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In seconds, I added Froogle, </text:p>
            </table:table-cell>
            <table:table-cell table:style-name="Traducciones_5f_Complicadas.C2" office:value-type="string">
              <text:p text:style-name="Table_20_Contents">En pocos segundos pude añadir Froogle siguiendo estas explicaciones (utilizando una explicitación)</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web-shopping comparison site</text:p>
            </table:table-cell>
            <table:table-cell table:style-name="Traducciones_5f_Complicadas.C2" office:value-type="string">
              <text:p text:style-name="Table_20_Contents">sitio web de comparativa de productos</text:p>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For a few years,</text:p>
            </table:table-cell>
            <table:table-cell table:style-name="Traducciones_5f_Complicadas.C2" office:value-type="string">
              <text:p text:style-name="Table_20_Contents">En los últimos años,</text:p>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the gest way to get news fast</text:p>
            </table:table-cell>
            <table:table-cell table:style-name="Traducciones_5f_Complicadas.C2" office:value-type="string">
              <text:p text:style-name="Table_20_Contents">la forma mejor y más rápida de obtener noticias</text:p>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gadget</text:p>
            </table:table-cell>
            <table:table-cell table:style-name="Traducciones_5f_Complicadas.C2" office:value-type="string">
              <text:p text:style-name="Table_20_Contents">artefacto</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Retirada de baterías</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3</text:user-defined></text:span></text:p>
          <text:p text:style-name="P2">Última revisión:<text:user-defined text:name="Última Revisión">16-X-07</text:user-defined></text:p>
          <text:p text:style-name="P2">Versión: <text:user-defined text:name="Versión">0.1</text:user-defined></text:p>
          <text:p text:style-name="Footer"><text:span text:style-name="T1">Página </text:span><text:span text:style-name="T1"><text:page-number style:num-format="1" text:select-page="current">6</text:page-number></text:span><text:span text:style-name="T1"> de </text:span><text:span text:style-name="T1"><text:page-count style:num-format="1">6</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Retirada de baterías</dc:title>
    <dc:description>Descripción de una campaña de retirada de baterías</dc:description>
    <dc:subject>Traducción de Textos</dc:subject>
    <meta:keyword>Retirada de baterías</meta:keyword>
    <meta:keyword>traducción de textos</meta:keyword>
    <meta:keyword>Rosario Plaza</meta:keyword>
    <meta:keyword>rplaza@fi.upm.es</meta:keyword>
    <meta:editing-cycles>1</meta:editing-cycles>
    <meta:editing-duration>PT0S</meta:editing-duration>
    <meta:user-defined meta:name="Autor">Rubén Paje del Pino</meta:user-defined>
    <meta:user-defined meta:name="Versión">0.1</meta:user-defined>
    <meta:user-defined meta:name="Texto">3</meta:user-defined>
    <meta:user-defined meta:name="Última Revisión">16-X-07</meta:user-defined>
    <meta:document-statistic meta:table-count="2" meta:image-count="0" meta:object-count="0" meta:page-count="6" meta:paragraph-count="153" meta:word-count="1724" meta:character-count="9993"/>
  </office:meta>
</office:document-meta>
</file>